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1" table:number-rows-spanned="2">
            <text:p>Neuron type</text:p>
          </table:table-cell>
          <table:table-cell office:value-type="string" calcext:value-type="string" table:number-columns-spanned="2" table:number-rows-spanned="1">
            <text:p>Frequency range</text:p>
          </table:table-cell>
          <table:covered-table-cell/>
          <table:table-cell office:value-type="string" calcext:value-type="string" table:number-columns-spanned="2" table:number-rows-spanned="1">
            <text:p>Neurons simulated per second (HH model)</text:p>
          </table:table-cell>
          <table:covered-table-cell/>
          <table:table-cell office:value-type="string" calcext:value-type="string" table:number-columns-spanned="2" table:number-rows-spanned="1">
            <text:p>Neurons simulated per second (IZ model)</text:p>
          </table:table-cell>
          <table:covered-table-cell/>
          <table:table-cell office:value-type="string" calcext:value-type="string" table:number-columns-spanned="2" table:number-rows-spanned="1">
            <text:p>Neurons simulated per second (IF model)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yramidal neurons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style-name="ce1" table:formula="of:=(89/[.B3])/2.8" office:value-type="float" office:value="317.857142857143" calcext:value-type="float">
            <text:p>317.86</text:p>
          </table:table-cell>
          <table:table-cell table:style-name="ce1" table:formula="of:=(89/[.C3])/2.8" office:value-type="float" office:value="0.317857142857143" calcext:value-type="float">
            <text:p>0.32</text:p>
          </table:table-cell>
          <table:table-cell table:style-name="ce1" table:formula="of:=(1226008/[.B3])/2.8" office:value-type="float" office:value="4378600" calcext:value-type="float">
            <text:p>4378600.00</text:p>
          </table:table-cell>
          <table:table-cell table:style-name="ce1" table:formula="of:=(1226008/[.C3])/2.8" office:value-type="float" office:value="4378.6" calcext:value-type="float">
            <text:p>4378.60</text:p>
          </table:table-cell>
          <table:table-cell table:style-name="ce1" table:formula="of:=(1926766/[.B3])/2.8" office:value-type="float" office:value="6881307.14285714" calcext:value-type="float">
            <text:p>6881307.14</text:p>
          </table:table-cell>
          <table:table-cell table:style-name="ce1" table:formula="of:=(1926766/[.C3])/2.8" office:value-type="float" office:value="6881.30714285714" calcext:value-type="float">
            <text:p>6881.31</text:p>
          </table:table-cell>
        </table:table-row>
        <table:table-row table:style-name="ro1">
          <table:table-cell office:value-type="string" calcext:value-type="string">
            <text:p>Interneurons (Fast-Spiking)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1" table:formula="of:=(89/[.B4])/2.8" office:value-type="float" office:value="0.317857142857143" calcext:value-type="float">
            <text:p>0.32</text:p>
          </table:table-cell>
          <table:table-cell table:style-name="ce1" table:formula="of:=(89/[.C4])/2.8" office:value-type="float" office:value="0.0794642857142857" calcext:value-type="float">
            <text:p>0.08</text:p>
          </table:table-cell>
          <table:table-cell table:style-name="ce1" table:formula="of:=(1226008/[.B4])/2.8" office:value-type="float" office:value="4378.6" calcext:value-type="float">
            <text:p>4378.60</text:p>
          </table:table-cell>
          <table:table-cell table:style-name="ce1" table:formula="of:=(1226008/[.C4])/2.8" office:value-type="float" office:value="1094.65" calcext:value-type="float">
            <text:p>1094.65</text:p>
          </table:table-cell>
          <table:table-cell table:style-name="ce1" table:formula="of:=(1926766/[.B4])/2.8" office:value-type="float" office:value="6881.30714285714" calcext:value-type="float">
            <text:p>6881.31</text:p>
          </table:table-cell>
          <table:table-cell table:style-name="ce1" table:formula="of:=(1926766/[.C4])/2.8" office:value-type="float" office:value="1720.32678571429" calcext:value-type="float">
            <text:p>1720.33</text:p>
          </table:table-cell>
        </table:table-row>
        <table:table-row table:style-name="ro1">
          <table:table-cell office:value-type="string" calcext:value-type="string">
            <text:p>Thalamocortical Neurons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style-name="ce1" table:formula="of:=(89/[.B5])/2.8" office:value-type="float" office:value="63.5714285714286" calcext:value-type="float">
            <text:p>63.57</text:p>
          </table:table-cell>
          <table:table-cell table:style-name="ce1" table:formula="of:=(89/[.C5])/2.8" office:value-type="float" office:value="0.794642857142857" calcext:value-type="float">
            <text:p>0.79</text:p>
          </table:table-cell>
          <table:table-cell table:style-name="ce1" table:formula="of:=(1226008/[.B5])/2.8" office:value-type="float" office:value="875720" calcext:value-type="float">
            <text:p>875720.00</text:p>
          </table:table-cell>
          <table:table-cell table:style-name="ce1" table:formula="of:=(1226008/[.C5])/2.8" office:value-type="float" office:value="10946.5" calcext:value-type="float">
            <text:p>10946.50</text:p>
          </table:table-cell>
          <table:table-cell table:style-name="ce1" table:formula="of:=(1926766/[.B5])/2.8" office:value-type="float" office:value="1376261.42857143" calcext:value-type="float">
            <text:p>1376261.43</text:p>
          </table:table-cell>
          <table:table-cell table:style-name="ce1" table:formula="of:=(1926766/[.C5])/2.8" office:value-type="float" office:value="17203.2678571429" calcext:value-type="float">
            <text:p>17203.27</text:p>
          </table:table-cell>
        </table:table-row>
        <table:table-row table:style-name="ro1">
          <table:table-cell office:value-type="string" calcext:value-type="string">
            <text:p>Purkinje Neurons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style-name="ce1" table:formula="of:=(89/[.B6])/2.8" office:value-type="float" office:value="0.635714285714286" calcext:value-type="float">
            <text:p>0.64</text:p>
          </table:table-cell>
          <table:table-cell table:style-name="ce1" table:formula="of:=(89/[.C6])/2.8" office:value-type="float" office:value="0.211904761904762" calcext:value-type="float">
            <text:p>0.21</text:p>
          </table:table-cell>
          <table:table-cell table:style-name="ce1" table:formula="of:=(1226008/[.B6])/2.8" office:value-type="float" office:value="8757.2" calcext:value-type="float">
            <text:p>8757.20</text:p>
          </table:table-cell>
          <table:table-cell table:style-name="ce1" table:formula="of:=(1226008/[.C6])/2.8" office:value-type="float" office:value="2919.06666666667" calcext:value-type="float">
            <text:p>2919.07</text:p>
          </table:table-cell>
          <table:table-cell table:style-name="ce1" table:formula="of:=(1926766/[.B6])/2.8" office:value-type="float" office:value="13762.6142857143" calcext:value-type="float">
            <text:p>13762.61</text:p>
          </table:table-cell>
          <table:table-cell table:style-name="ce1" table:formula="of:=(1926766/[.C6])/2.8" office:value-type="float" office:value="4587.5380952381" calcext:value-type="float">
            <text:p>4587.54</text:p>
          </table:table-cell>
        </table:table-row>
        <table:table-row table:style-name="ro1">
          <table:table-cell office:value-type="string" calcext:value-type="string">
            <text:p>Dentate Gyrus Granule Cells</text:p>
          </table:table-cell>
          <table:table-cell office:value-type="float" office:value="24.5" calcext:value-type="float">
            <text:p>24.5</text:p>
          </table:table-cell>
          <table:table-cell office:value-type="float" office:value="56.3" calcext:value-type="float">
            <text:p>56.3</text:p>
          </table:table-cell>
          <table:table-cell table:style-name="ce1" table:formula="of:=(89/[.B7])/2.8" office:value-type="float" office:value="1.29737609329446" calcext:value-type="float">
            <text:p>1.30</text:p>
          </table:table-cell>
          <table:table-cell table:style-name="ce1" table:formula="of:=(89/[.C7])/2.8" office:value-type="float" office:value="0.564577518396346" calcext:value-type="float">
            <text:p>0.56</text:p>
          </table:table-cell>
          <table:table-cell table:style-name="ce1" table:formula="of:=(1226008/[.B7])/2.8" office:value-type="float" office:value="17871.8367346939" calcext:value-type="float">
            <text:p>17871.84</text:p>
          </table:table-cell>
          <table:table-cell table:style-name="ce1" table:formula="of:=(1226008/[.C7])/2.8" office:value-type="float" office:value="7777.26465364121" calcext:value-type="float">
            <text:p>7777.26</text:p>
          </table:table-cell>
          <table:table-cell table:style-name="ce1" table:formula="of:=(1926766/[.B7])/2.8" office:value-type="float" office:value="28086.9679300291" calcext:value-type="float">
            <text:p>28086.97</text:p>
          </table:table-cell>
          <table:table-cell table:style-name="ce1" table:formula="of:=(1926766/[.C7])/2.8" office:value-type="float" office:value="12222.5704136006" calcext:value-type="float">
            <text:p>12222.57</text:p>
          </table:table-cell>
        </table:table-row>
        <table:table-row table:style-name="ro1">
          <table:table-cell office:value-type="string" calcext:value-type="string">
            <text:p>Dorsal Motor Nucleus of Vagus Neurons</text:p>
          </table:table-cell>
          <table:table-cell office:value-type="float" office:value="2.5" calcext:value-type="float">
            <text:p>2.5</text:p>
          </table:table-cell>
          <table:table-cell office:value-type="float" office:value="19.9" calcext:value-type="float">
            <text:p>19.9</text:p>
          </table:table-cell>
          <table:table-cell table:style-name="ce1" table:formula="of:=(89/[.B8])/2.8" office:value-type="float" office:value="12.7142857142857" calcext:value-type="float">
            <text:p>12.71</text:p>
          </table:table-cell>
          <table:table-cell table:style-name="ce1" table:formula="of:=(89/[.C8])/2.8" office:value-type="float" office:value="1.59727207465901" calcext:value-type="float">
            <text:p>1.60</text:p>
          </table:table-cell>
          <table:table-cell table:style-name="ce1" table:formula="of:=(1226008/[.B8])/2.8" office:value-type="float" office:value="175144" calcext:value-type="float">
            <text:p>175144.00</text:p>
          </table:table-cell>
          <table:table-cell table:style-name="ce1" table:formula="of:=(1226008/[.C8])/2.8" office:value-type="float" office:value="22003.0150753769" calcext:value-type="float">
            <text:p>22003.02</text:p>
          </table:table-cell>
          <table:table-cell table:style-name="ce1" table:formula="of:=(1926766/[.B8])/2.8" office:value-type="float" office:value="275252.285714286" calcext:value-type="float">
            <text:p>275252.29</text:p>
          </table:table-cell>
          <table:table-cell table:style-name="ce1" table:formula="of:=(1926766/[.C8])/2.8" office:value-type="float" office:value="34579.4328786791" calcext:value-type="float">
            <text:p>34579.43</text:p>
          </table:table-cell>
        </table:table-row>
        <table:table-row table:style-name="ro1">
          <table:table-cell office:value-type="string" calcext:value-type="string">
            <text:p>Vestibular Nucleus Neurons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1" table:formula="of:=(89/[.B9])/2.8" office:value-type="float" office:value="317.857142857143" calcext:value-type="float">
            <text:p>317.86</text:p>
          </table:table-cell>
          <table:table-cell table:style-name="ce1" table:formula="of:=(89/[.C9])/2.8" office:value-type="float" office:value="3.17857142857143" calcext:value-type="float">
            <text:p>3.18</text:p>
          </table:table-cell>
          <table:table-cell table:style-name="ce1" table:formula="of:=(1226008/[.B9])/2.8" office:value-type="float" office:value="4378600" calcext:value-type="float">
            <text:p>4378600.00</text:p>
          </table:table-cell>
          <table:table-cell table:style-name="ce1" table:formula="of:=(1226008/[.C9])/2.8" office:value-type="float" office:value="43786" calcext:value-type="float">
            <text:p>43786.00</text:p>
          </table:table-cell>
          <table:table-cell table:style-name="ce1" table:formula="of:=(1926766/[.B9])/2.8" office:value-type="float" office:value="6881307.14285714" calcext:value-type="float">
            <text:p>6881307.14</text:p>
          </table:table-cell>
          <table:table-cell table:style-name="ce1" table:formula="of:=(1926766/[.C9])/2.8" office:value-type="float" office:value="68813.0714285714" calcext:value-type="float">
            <text:p>68813.07</text:p>
          </table:table-cell>
        </table:table-row>
        <table:table-row table:style-name="ro1">
          <table:table-cell office:value-type="string" calcext:value-type="string">
            <text:p>Suprachiasmatic Nucleus Neurons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style-name="ce1" table:formula="of:=(89/[.B10])/2.8" office:value-type="float" office:value="1589.28571428571" calcext:value-type="float">
            <text:p>1589.29</text:p>
          </table:table-cell>
          <table:table-cell table:style-name="ce1" table:formula="of:=(89/[.C10])/2.8" office:value-type="float" office:value="4.54081632653061" calcext:value-type="float">
            <text:p>4.54</text:p>
          </table:table-cell>
          <table:table-cell table:style-name="ce1" table:formula="of:=(1226008/[.B10])/2.8" office:value-type="float" office:value="21893000" calcext:value-type="float">
            <text:p>21893000.00</text:p>
          </table:table-cell>
          <table:table-cell table:style-name="ce1" table:formula="of:=(1226008/[.C10])/2.8" office:value-type="float" office:value="62551.4285714286" calcext:value-type="float">
            <text:p>62551.43</text:p>
          </table:table-cell>
          <table:table-cell table:style-name="ce1" table:formula="of:=(1926766/[.B10])/2.8" office:value-type="float" office:value="34406535.7142857" calcext:value-type="float">
            <text:p>34406535.71</text:p>
          </table:table-cell>
          <table:table-cell table:style-name="ce1" table:formula="of:=(1926766/[.C10])/2.8" office:value-type="float" office:value="98304.3877551021" calcext:value-type="float">
            <text:p>98304.39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1:28:21.696075802</meta:creation-date>
    <dc:date>2024-05-29T13:31:03.630094823</dc:date>
    <meta:editing-duration>PT51M41S</meta:editing-duration>
    <meta:editing-cycles>1</meta:editing-cycles>
    <meta:document-statistic meta:table-count="1" meta:cell-count="86" meta:object-count="0"/>
    <meta:generator>LibreOffice/7.3.7.2$Linux_X86_64 LibreOffice_project/30$Build-2</meta:generator>
  </office:meta>
</office:document-meta>
</file>